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b0ba4" officeooo:paragraph-rsid="000b0ba4"/>
    </style:style>
    <style:style style:name="P2" style:family="paragraph" style:parent-style-name="Heading_20_1">
      <style:text-properties officeooo:rsid="000b0ba4" officeooo:paragraph-rsid="001fe916"/>
    </style:style>
    <style:style style:name="P3" style:family="paragraph" style:parent-style-name="Text_20_body">
      <style:text-properties officeooo:rsid="000b0ba4" officeooo:paragraph-rsid="000b0ba4"/>
    </style:style>
    <style:style style:name="P4" style:family="paragraph" style:parent-style-name="Text_20_body">
      <style:paragraph-properties fo:margin-top="0cm" fo:margin-bottom="0.247cm" style:contextual-spacing="false"/>
      <style:text-properties officeooo:rsid="000b0ba4" officeooo:paragraph-rsid="000b0ba4"/>
    </style:style>
    <style:style style:name="P5" style:family="paragraph" style:parent-style-name="Text_20_body">
      <style:paragraph-properties fo:margin-top="0cm" fo:margin-bottom="0.046cm" style:contextual-spacing="false"/>
      <style:text-properties officeooo:rsid="000b0ba4" officeooo:paragraph-rsid="000b0ba4"/>
    </style:style>
    <style:style style:name="P6" style:family="paragraph" style:parent-style-name="Text_20_body">
      <style:paragraph-properties fo:margin-top="0cm" fo:margin-bottom="0.247cm" style:contextual-spacing="false"/>
      <style:text-properties officeooo:rsid="000b0ba4" officeooo:paragraph-rsid="000db9ba"/>
    </style:style>
    <style:style style:name="P7" style:family="paragraph" style:parent-style-name="Text_20_body">
      <style:paragraph-properties fo:margin-top="0cm" fo:margin-bottom="0.247cm" style:contextual-spacing="false"/>
      <style:text-properties officeooo:rsid="000b0ba4" officeooo:paragraph-rsid="00146ecb"/>
    </style:style>
    <style:style style:name="P8" style:family="paragraph" style:parent-style-name="Text_20_body">
      <style:text-properties officeooo:paragraph-rsid="000b0ba4"/>
    </style:style>
    <style:style style:name="P9" style:family="paragraph" style:parent-style-name="Text_20_body">
      <style:paragraph-properties fo:margin-top="0cm" fo:margin-bottom="0.247cm" style:contextual-spacing="false"/>
      <style:text-properties officeooo:rsid="000c5d9d" officeooo:paragraph-rsid="000e8756"/>
    </style:style>
    <style:style style:name="P10" style:family="paragraph" style:parent-style-name="Text_20_body">
      <style:paragraph-properties fo:margin-top="0cm" fo:margin-bottom="0.247cm" style:contextual-spacing="false"/>
      <style:text-properties officeooo:rsid="000c5d9d" officeooo:paragraph-rsid="00146ecb"/>
    </style:style>
    <style:style style:name="P11" style:family="paragraph" style:parent-style-name="Text_20_body">
      <style:paragraph-properties fo:margin-top="0cm" fo:margin-bottom="0.247cm" style:contextual-spacing="false"/>
      <style:text-properties officeooo:rsid="000e8756" officeooo:paragraph-rsid="000e8756"/>
    </style:style>
    <style:style style:name="P12" style:family="paragraph" style:parent-style-name="Text_20_body">
      <style:paragraph-properties fo:margin-top="0cm" fo:margin-bottom="0.247cm" style:contextual-spacing="false"/>
      <style:text-properties officeooo:rsid="000e8756" officeooo:paragraph-rsid="00146ecb"/>
    </style:style>
    <style:style style:name="P13" style:family="paragraph" style:parent-style-name="Text_20_body">
      <style:paragraph-properties fo:margin-top="0cm" fo:margin-bottom="0.247cm" style:contextual-spacing="false"/>
      <style:text-properties officeooo:rsid="001188ae" officeooo:paragraph-rsid="001188ae"/>
    </style:style>
    <style:style style:name="P14" style:family="paragraph" style:parent-style-name="Text_20_body">
      <style:paragraph-properties fo:margin-top="0cm" fo:margin-bottom="0.247cm" style:contextual-spacing="false"/>
      <style:text-properties officeooo:rsid="001188ae" officeooo:paragraph-rsid="00146ecb"/>
    </style:style>
    <style:style style:name="P15" style:family="paragraph" style:parent-style-name="Text_20_body">
      <style:paragraph-properties fo:margin-top="0cm" fo:margin-bottom="0.247cm" style:contextual-spacing="false"/>
      <style:text-properties officeooo:rsid="001375a6" officeooo:paragraph-rsid="001375a6"/>
    </style:style>
    <style:style style:name="P16" style:family="paragraph" style:parent-style-name="Text_20_body">
      <style:paragraph-properties fo:margin-top="0cm" fo:margin-bottom="0.247cm" style:contextual-spacing="false"/>
      <style:text-properties officeooo:rsid="00146ecb" officeooo:paragraph-rsid="00146ecb"/>
    </style:style>
    <style:style style:name="P17" style:family="paragraph" style:parent-style-name="Text_20_body">
      <style:paragraph-properties fo:margin-top="0cm" fo:margin-bottom="0.247cm" style:contextual-spacing="false"/>
      <style:text-properties officeooo:rsid="00150bb6" officeooo:paragraph-rsid="00150bb6"/>
    </style:style>
    <style:style style:name="P18" style:family="paragraph" style:parent-style-name="Text_20_body">
      <style:paragraph-properties fo:margin-top="0cm" fo:margin-bottom="0.247cm" style:contextual-spacing="false"/>
      <style:text-properties officeooo:rsid="0017a070" officeooo:paragraph-rsid="0017a070"/>
    </style:style>
    <style:style style:name="P19" style:family="paragraph" style:parent-style-name="Text_20_body">
      <style:paragraph-properties fo:margin-top="0cm" fo:margin-bottom="0.247cm" style:contextual-spacing="false"/>
      <style:text-properties officeooo:rsid="0018e716" officeooo:paragraph-rsid="0018e716"/>
    </style:style>
    <style:style style:name="P20" style:family="paragraph" style:parent-style-name="Text_20_body">
      <style:paragraph-properties fo:margin-top="0cm" fo:margin-bottom="0.247cm" style:contextual-spacing="false"/>
      <style:text-properties officeooo:rsid="001a19fd" officeooo:paragraph-rsid="001a19fd"/>
    </style:style>
    <style:style style:name="P21" style:family="paragraph" style:parent-style-name="Text_20_body">
      <style:paragraph-properties fo:margin-top="0cm" fo:margin-bottom="0.247cm" style:contextual-spacing="false"/>
      <style:text-properties officeooo:rsid="001a19fd" officeooo:paragraph-rsid="001c88c2"/>
    </style:style>
    <style:style style:name="P22" style:family="paragraph" style:parent-style-name="Text_20_body">
      <style:paragraph-properties fo:margin-top="0cm" fo:margin-bottom="0.247cm" style:contextual-spacing="false"/>
      <style:text-properties officeooo:rsid="001c88c2" officeooo:paragraph-rsid="001c88c2"/>
    </style:style>
    <style:style style:name="P23" style:family="paragraph" style:parent-style-name="Text_20_body">
      <style:paragraph-properties fo:margin-top="0cm" fo:margin-bottom="0.247cm" style:contextual-spacing="false"/>
      <style:text-properties officeooo:rsid="001d9974" officeooo:paragraph-rsid="001d9974"/>
    </style:style>
    <style:style style:name="P24" style:family="paragraph" style:parent-style-name="Text_20_body">
      <style:paragraph-properties fo:margin-top="0cm" fo:margin-bottom="0.247cm" style:contextual-spacing="false"/>
      <style:text-properties officeooo:rsid="001fdf69" officeooo:paragraph-rsid="001fdf69"/>
    </style:style>
    <style:style style:name="P25" style:family="paragraph" style:parent-style-name="Text_20_body">
      <style:text-properties officeooo:paragraph-rsid="001fe916"/>
    </style:style>
    <style:style style:name="P26" style:family="paragraph" style:parent-style-name="Text_20_body">
      <style:text-properties officeooo:rsid="00230d63" officeooo:paragraph-rsid="00230d63"/>
    </style:style>
    <style:style style:name="P27" style:family="paragraph" style:parent-style-name="Text_20_body">
      <style:text-properties officeooo:rsid="00246db6" officeooo:paragraph-rsid="00246db6"/>
    </style:style>
    <style:style style:name="P28" style:family="paragraph" style:parent-style-name="Title">
      <style:text-properties officeooo:rsid="000b0ba4" officeooo:paragraph-rsid="000b0ba4"/>
    </style:style>
    <style:style style:name="T1" style:family="text">
      <style:text-properties officeooo:rsid="000db9ba"/>
    </style:style>
    <style:style style:name="T2" style:family="text">
      <style:text-properties officeooo:rsid="000f07d9"/>
    </style:style>
    <style:style style:name="T3" style:family="text">
      <style:text-properties officeooo:rsid="00109de7"/>
    </style:style>
    <style:style style:name="T4" style:family="text">
      <style:text-properties officeooo:rsid="00146ecb"/>
    </style:style>
    <style:style style:name="T5" style:family="text">
      <style:text-properties officeooo:rsid="001c88c2"/>
    </style:style>
    <style:style style:name="T6" style:family="text">
      <style:text-properties officeooo:rsid="001d9b80"/>
    </style:style>
    <style:style style:name="T7" style:family="text">
      <style:text-properties officeooo:rsid="00216176"/>
    </style:style>
    <style:style style:name="T8" style:family="text">
      <style:text-properties officeooo:rsid="00230d6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P Qualité de développement</text:p>
      <text:p text:style-name="P3"/>
      <text:h text:style-name="P1" text:outline-level="1">SVN</text:h>
      <text:p text:style-name="P8"/>
      <text:p text:style-name="P16">Question 1 :</text:p>
      <text:p text:style-name="P7">svnadmin create /tmp/myrepo</text:p>
      <text:p text:style-name="P5"/>
      <text:p text:style-name="P16">Question 2 :</text:p>
      <text:p text:style-name="P7">sudo mkdir -p ~/svn/myapp/{doc,src}</text:p>
      <text:p text:style-name="P6"><text:span text:style-name="T2">s</text:span>udo svn import ~/svn/myapp file:///tmp/myrepo -m "Initial import"</text:p>
      <text:p text:style-name="P4">sudo svn import ~/svn/myapp file:///tmp/myrepo -m "Initial import"</text:p>
      <text:p text:style-name="P4"/>
      <text:p text:style-name="P16">Question 3 :</text:p>
      <text:p text:style-name="P10">sudo rm -rf ~/svn/myapp</text:p>
      <text:p text:style-name="P9"><text:span text:style-name="T1">sudo svn checkout file:///tmp/myrepo ~/svn/myapp</text:span></text:p>
      <text:p text:style-name="P9"/>
      <text:p text:style-name="P16">Question 4 :</text:p>
      <text:p text:style-name="P12"><text:span text:style-name="T3">sudo </text:span>echo "Carré Lucien" | sudo tee ~/svn/myapp/README.md &gt; /dev/null</text:p>
      <text:p text:style-name="P11">sudo chown -R $USER:$USER ~/svn/myapp</text:p>
      <text:p text:style-name="P15">cd ~/svn/myapp</text:p>
      <text:p text:style-name="P13">sudo svn add ~/svn/myapp/README.md</text:p>
      <text:p text:style-name="P13">sudo svn commit -m "Ajout README avec nom/prénom"</text:p>
      <text:p text:style-name="P13"/>
      <text:p text:style-name="P16">Question 5 :</text:p>
      <text:p text:style-name="P14"><text:span text:style-name="T4">sudo </text:span>svn checkout file:///tmp/myrepo /tmp/userA</text:p>
      <text:p text:style-name="P14"><text:span text:style-name="T4">sudo </text:span>svn checkout file:///tmp/myrepo /tmp/user<text:span text:style-name="T4">B</text:span></text:p>
      <text:p text:style-name="P14"/>
      <text:p text:style-name="P17">Question 6 :</text:p>
      <text:p text:style-name="P18">1.</text:p>
      <text:p text:style-name="P17">cd /tmp/userA/</text:p>
      <text:p text:style-name="P17"><text:soft-page-break/>echo "public class A {}" | sudo tee src/A.java &gt; /dev/null</text:p>
      <text:p text:style-name="P17">sudo svn add src/A.java</text:p>
      <text:p text:style-name="P17">sudo svn commit -m "Ajout de A.java"</text:p>
      <text:p text:style-name="P17"/>
      <text:p text:style-name="P18">2.</text:p>
      <text:p text:style-name="P18">cd /tmp/userB</text:p>
      <text:p text:style-name="P19">sudo svn update</text:p>
      <text:p text:style-name="P19"/>
      <text:p text:style-name="P20">3.</text:p>
      <text:p text:style-name="P20">echo "//Message B" | sudo tee src/A.java &gt;&gt; /dev/null</text:p>
      <text:p text:style-name="P20">sudo svn commit -m "Message de B"</text:p>
      <text:p text:style-name="P20"/>
      <text:p text:style-name="P22">4.</text:p>
      <text:p text:style-name="P21">echo "//Message <text:span text:style-name="T5">A</text:span>" | sudo tee src/A.java &gt;&gt; /dev/null</text:p>
      <text:p text:style-name="P20">sudo svn <text:span text:style-name="T6">update</text:span></text:p>
      <text:p text:style-name="P20"/>
      <text:p text:style-name="P23">Question 7 :</text:p>
      <text:p text:style-name="P23">sudo rm src/A.java </text:p>
      <text:p text:style-name="P23">sudo svn update</text:p>
      <text:p text:style-name="P23"/>
      <text:p text:style-name="P24">Question 8 :</text:p>
      <text:p text:style-name="P24">sudosvn lock src/A.java -m "Travail en cours"</text:p>
      <text:h text:style-name="P2" text:outline-level="1"><text:span text:style-name="T7">Git</text:span></text:h>
      <text:p text:style-name="P25"/>
      <text:p text:style-name="P26">Question 1 :</text:p>
      <text:p text:style-name="P25"><text:span text:style-name="T8">sudo </text:span>mkdir -p ~/git/myapp/{doc,src}</text:p>
      <text:p text:style-name="P25"/>
      <text:p text:style-name="P26">Question 2 : </text:p>
      <text:p text:style-name="P26">cd ~/git/myapp/</text:p>
      <text:p text:style-name="P26">sudo git init</text:p>
      <text:p text:style-name="P26"/>
      <text:p text:style-name="P27"><text:soft-page-break/>Question 3 :</text:p>
      <text:p text:style-name="P27">echo "Carré Lucien" | sudo tee REDME.md &gt; /dev/null</text:p>
      <text:p text:style-name="P27">sudo git add REDME.md</text:p>
      <text:p text:style-name="P27">sudo git commit -m "Ajout du REDME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14:50.823165892</meta:creation-date>
    <dc:date>2025-06-03T15:21:07.147749585</dc:date>
    <meta:editing-duration>PT1H6M4S</meta:editing-duration>
    <meta:editing-cycles>26</meta:editing-cycles>
    <meta:generator>LibreOffice/24.2.7.2$Linux_X86_64 LibreOffice_project/420$Build-2</meta:generator>
    <meta:document-statistic meta:table-count="0" meta:image-count="0" meta:object-count="0" meta:page-count="3" meta:paragraph-count="50" meta:word-count="213" meta:character-count="1298" meta:non-whitespace-character-count="1133"/>
  </office:meta>
</office:document-meta>
</file>